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2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0.519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0.903cm"/>
    </style:style>
    <style:style style:name="co7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Items" table:style-name="ta1">
        <table:table-column table:style-name="co1" table:default-cell-style-name="ce1"/>
        <table:table-column table:style-name="co2" table:number-columns-repeated="16383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400" calcext:value-type="float">
            <text:p>400</text:p>
          </table:table-cell>
          <table:table-cell table:style-name="ce1" table:number-columns-repeated="15983"/>
        </table:table-row>
        <table:table-row table:style-name="ro1">
          <table:table-cell office:value-type="string" calcext:value-type="string">
            <text:p>Dague enchanté 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nguent noir 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osse à cheveux 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ssence de berce 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pée +1 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pée +2 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pée basique 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ocal H-Ar 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quide vert 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yriade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ignée de baie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iroir d’argent 1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lé de cuivre 1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oison d’or 1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mulette ensorcelée 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6373"/>
        </table:table-row>
      </table:table>
      <table:table table:name="Spells" table:style-name="ta1">
        <table:table-column table:style-name="co3" table:default-cell-style-name="Default"/>
        <table:table-column table:style-name="co4" table:number-columns-repeated="9" table:default-cell-style-name="Default"/>
        <table:table-column table:style-name="co5" table:number-columns-repeated="90" table:default-cell-style-name="Default"/>
        <table:table-column table:style-name="co6" table:number-columns-repeated="11" table:default-cell-style-name="Default"/>
        <table:table-column table:style-name="co7" table:default-cell-style-name="Default"/>
        <table:table-column table:style-name="co6" table:number-columns-repeated="28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Chance 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Copie Conf 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Endurance 2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Faiblesse 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Feu 4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Force 5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Habilité 6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Illusion 7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Lévitation 8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L’or du sot 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Protection 1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89"/>
        </table:table-row>
        <table:table-row table:style-name="ro1">
          <table:table-cell office:value-type="string" calcext:value-type="string">
            <text:p>Télépathie 1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0:12:54.549964868</meta:creation-date>
    <dc:date>2025-03-31T19:46:41.824128197</dc:date>
    <meta:editing-duration>PT2H23M27S</meta:editing-duration>
    <meta:editing-cycles>5</meta:editing-cycles>
    <meta:generator>LibreOffice/7.4.7.2$Linux_X86_64 LibreOffice_project/40$Build-2</meta:generator>
    <meta:document-statistic meta:table-count="2" meta:cell-count="989" meta:object-count="0"/>
  </office:meta>
</office:document-meta>
</file>